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439cm"/>
    </style:style>
    <style:style style:name="co8" style:family="table-column">
      <style:table-column-properties fo:break-before="auto" style:column-width="27.5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the working tile in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Load the working tile from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program’s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8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8T19:14:36.670000000</dc:date>
    <meta:editing-duration>P1DT14H6M34S</meta:editing-duration>
    <meta:editing-cycles>106</meta:editing-cycles>
    <meta:generator>LibreOffice/7.5.2.2$Windows_X86_64 LibreOffice_project/53bb9681a964705cf672590721dbc85eb4d0c3a2</meta:generator>
    <meta:document-statistic meta:table-count="2" meta:cell-count="526" meta:object-count="0"/>
  </office:meta>
</office:document-meta>
</file>